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line-height="115%" fo:text-indent="1.27cm" style:auto-text-indent="false" fo:break-before="auto" fo:break-after="auto" style:writing-mode="lr-tb"/>
    </style:style>
    <style:style style:name="P3" style:family="paragraph" style:parent-style-name="Title" style:master-page-name="Standard">
      <style:paragraph-properties fo:line-height="115%" fo:text-align="center"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h.8e7kfq9ok29s"/>HONESTY? Nie w fandomie</text:p>
      <text:p text:style-name="P1"/>
      <text:p text:style-name="P1"/>
      <text:p text:style-name="P2">Jedyne, co można zarzucić temu artykułowi, to jest to jego kontrowersyjny autor i chaotyczność. Sądzę jednak, że mam ten fakt daleko za trzecim zakrętem jelita, a pisać nikt mi nie zabroni. A spróbowałby ktokolwiek! Tak czy siak, dziś nie o tym mowa. Bowiem coraz częściej okazuje sie, że nie tylko Applejack to kuc tła, ale i jej Element Harmonii także schodzi na drugi plan.</text:p>
      <text:p text:style-name="P2"/>
      <text:p text:style-name="P2">Bo powiedzmy to sobie szczerze – ile razy zdarzyło się wam nie mówić komuś w fandomie prawdy tylko dlatego, że był kimś, na kogo przyjaźni wam zależało? Wiecie, nie powiem artystce Iksińskiej, że jej kuce ssą, bo to może ją urazić i wtedy będzie mnie szkalować, albo nie powiem Igrekowskiemu, że jego fanfik to śmiech na czterech kółkach i żenada, ponieważ zajmuje Bardzo Ważne Stanowisko w Bardzo Ważnym Fandomie? Pierwszy przypadek jeszcze jakoś się wywinie, bo odpowie coś w stylu „ale ty masz niedobrom krytykem, nie hejtuj, nie wiesz, co to konstruktywna krytyka, knypie”, drugi pewnie tak samo. </text:p>
      <text:p text:style-name="P2"/>
      <text:p text:style-name="P2">Dlatego warto krytykować konstruktywnie, ale to swoją drogą.</text:p>
      <text:p text:style-name="P2"/>
      <text:p text:style-name="P2">Przyjmując jednak, że poświęciliście trochę więcej czasu niż zazwyczaj na skrobnięcie czegoś na kształt recenzji, czy też właśnie pełnowymiarowej krytyki, może się okazać, że nagle osobnik potraktowany krytyką zacznie się od was izolować. Ba, znielubi was. Co gorsza, zacznie szkalować w internetach!</text:p>
      <text:p text:style-name="P2"/>
      <text:p text:style-name="P2">Nie martwcie się nim. Ten gość czy gościnka właśnie udowodnili, że nie lubią szczerości, wolą poklask i płytkie pochwały. Nie warto się z takim przyjaźnić. Oczywiście jeśli pod uwagę weźmiemy fakt, że żeby zaistniała przyjaźń, muszą wystąpić lojalność, szczerość, trochę śmiechu, dobroć, szczodrość i coś jeszcze, cholera wie, co to miałoby być. Coś, co w serialu zwane jest magią.</text:p>
      <text:p text:style-name="P2"/>
      <text:p text:style-name="P2">No, także takich unikajcie.</text:p>
      <text:p text:style-name="P2"/>
      <text:p text:style-name="P2">Inna sprawa, bardziej ogólna, właściwie wzór zachowania, żeby wszyscy zobaczyli, o co mi w tej chwili biega. Jest sobie Ktoś. Ten Ktoś robi Coś. Coś jest tak marnej jakości, że bój się Boga. Normalnie każdy by powiedział Komuś, że ssie i powinien usunąć konto, czy coś w tym guście. Nie tym razem, ponieważ Ktoś jest lubiany, albo jest mocny (w sensie posiada moc sprawczą), albo od niego zależy w jakimś stopniu nasze życie. Ktoś jest kimś (masło maślane) w tym fandomie. Może powiedzieć Innym o tym, że go hejcą. Może też zacząć was ignorować, sabotować waszą pracę, ogólnie rzecz ujmując, zwalczać.</text:p>
      <text:p text:style-name="P2"/>
      <text:p text:style-name="P2">Jeśli ktoś taki się wam na myśl przytoczył, to jest ok, moje pisanie nie poszło jeszcze na marne.</text:p>
      <text:p text:style-name="P2"/>
      <text:p text:style-name="P2">Pytanie za sto punktów: „A czemu właściwie, cynos, się odzywasz? Bo brzmisz, jakbyś nas powstrzymywał nas przed wielką stratą”. Bingo.</text:p>
      <text:p text:style-name="P2"><text:soft-page-break/></text:p>
      <text:p text:style-name="P2">Ostatnio odkryłem, że prawda jest zajebista, bo jest prawdziwa, nie jest kłamstwem i na niej można śmiało budować swoje życie. Logiczne jak cholera? Nie dla wszystkich. Co więc tracimy, jeśli nie dbamy o to, żeby prawda była zawsze na wierzchu? Rzeczywistość. Jeśli nie budujemy swojego życia na prawdzie, budujemy je na kłamstwie (przypominam, że jest prawda albo jej nie ma, tak samo nie ma półprawdy). Budujemy życia we własnej rzeczywistości, nie tej, która jest. Ten konstrukt, kiedy spotka sie z prawdą, ucieka, rozpryska się, ginie. Skonfrontowany, zawsze przegrywa z prawdą. A skoro tak, to po wuj żyć w kłamstwie i tracić życie na zbieranie się po zniszczeniu tej bańki mydlanej budowanej na kłamstwie, skoro można żyć i budować na prawdzie? Czasem brutalnej i cholernie smutnej, to prawda, ale zawsze jednej i niezmiennej. </text:p>
      <text:p text:style-name="P2"/>
      <text:p text:style-name="P2">Jak się to ma do fandomu? Ano prosto. Po co mamy budować rzeczywistość w fandomie na podstawie kłamstwa, skoro byle spotkanie z prawdą niszczy całe to dziadostwo? Czemu nie powiemy jednemu czy drugiemu, że nie podoba się nam to, co robi? Co najmniej wyświadczymy mu przysługę. Będzie miał do wyboru albo przyjąć krytykę i się zmienić, albo krytykę siłą swoich argumentów odrzucić, albo zacząć się obrażać na cały świat. Co właściwie ma miejsce.</text:p>
      <text:p text:style-name="P2"/>
      <text:p text:style-name="P2">Teraz z mojego podwórka. Wiem, że ludzie, przeciwko którym czasem się występuje, są możni. Mogą działać wiele, im się wierzy bardziej. Jednak prawda nie jest sprawą wiary. To nie jest tak, że ja z kilkoma kumplami sobie zaczniemy w coś wierzyć w tym właśnie momencie, nie spowodujemy swoją wiarą, że to będzie prawdą. Wierząc, nie zmienimy koloru liścia na niebieski. Prawda jest sprawą faktów. Tego, że jeśli prawda gdzieś jest, to jest właśnie tam, gdzie jest, nie jest to ani consensus, ani jakieś uzgadnianie rzeczy. Nie uzgodnimy razem z kumplami, że liść jest trochę niebieski lub trochę fioletowy, skoro on cały czas będzie zielony. I ten fakt, który obserwujemy, to prawda.</text:p>
      <text:p text:style-name="P2"/>
      <text:p text:style-name="P2">Kojarzycie „Nowe szaty króla”? Nie tę wersję z Cuzco, tylko tę oryginalną. Gdzie król pojawił się w pewnym momencie nagi, z fifokiem na wierzchu, utrzymując, że ma najwspanialsze szaty na świecie. Jego poplecznicy i dworzanie także tak mówili. I tylko jeden mały chłopiec powiedział prawdę – król jest nagi. O tym mówię. O tym, że prawda jest rzeczą ważniejszą od innych. Reputacji, mniemania innych o tobie, mody. Bo prawda jest niezmienna. </text:p>
      <text:p text:style-name="P2"/>
      <text:p text:style-name="P2">Piszcie prawdę. Wytykajcie prawdę. Dyskutujcie. Konfrontujcie opinie. Żądajcie dowodów. Zacznijcie od fandomu, a kiedy ten zdechnie, żądajcie jej w świecie realnym. Abyście nie błądzili i nie dali się oszukać.</text:p>
      <text:p text:style-name="P2"/>
      <text:p text:style-name="P2">Zaiste, prawda was wyzw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22:47:33.338000000</dc:date>
    <meta:editing-duration>PT1H28M4S</meta:editing-duration>
    <meta:document-statistic meta:table-count="0" meta:image-count="0" meta:object-count="0" meta:page-count="2" meta:paragraph-count="16" meta:word-count="836" meta:character-count="5236" meta:non-whitespace-character-count="4411"/>
  </office:meta>
</office:document-meta>
</file>